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/>
    <style:font-face style:name="Calibri" svg:font-family="Calibri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1" svg:font-family="Arial" style:font-family-generic="swiss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center" style:justify-single-word="false"/>
      <style:text-properties fo:color="#333333" style:font-name="Arial" fo:font-size="16pt" fo:language="en" fo:country="none" fo:font-style="italic" fo:font-weight="bold" style:font-name-asian="Arial" style:font-size-asian="16pt" style:font-style-asian="italic" style:font-weight-asian="bold" style:font-name-complex="Arial" style:font-style-complex="italic" style:font-weight-complex="bold"/>
    </style:style>
    <style:style style:name="P2" style:family="paragraph" style:parent-style-name="Standard">
      <style:paragraph-properties fo:margin-top="0in" fo:margin-bottom="0.139in" fo:line-height="115%"/>
      <style:text-properties fo:font-size="11pt" fo:language="en" fo:country="none" style:font-size-asian="11pt" style:font-size-complex="11pt"/>
    </style:style>
    <style:style style:name="P3" style:family="paragraph" style:parent-style-name="Standard" style:master-page-name="Standard">
      <style:paragraph-properties fo:margin-top="0in" fo:margin-bottom="0.139in" fo:line-height="115%" fo:text-align="center" style:justify-single-word="false" style:page-number="auto"/>
      <style:text-properties fo:color="#333333" style:font-name="Arial" fo:font-size="16pt" fo:language="en" fo:country="none" fo:font-style="italic" fo:font-weight="bold" style:font-name-asian="Arial" style:font-size-asian="16pt" style:font-style-asian="italic" style:font-weight-asian="bold" style:font-name-complex="Arial" style:font-style-complex="italic" style:font-weight-complex="bold"/>
    </style:style>
    <style:style style:name="P4" style:family="paragraph" style:parent-style-name="Standard">
      <style:paragraph-properties fo:margin-top="0in" fo:margin-bottom="0.139in" fo:line-height="115%"/>
      <style:text-properties fo:font-size="11pt" fo:language="en" fo:country="none" style:font-size-asian="11pt" style:font-size-complex="11pt"/>
    </style:style>
    <style:style style:name="P5" style:family="paragraph" style:parent-style-name="Standard" style:list-style-name="L1">
      <style:paragraph-properties fo:margin-top="0in" fo:margin-bottom="0.139in" fo:line-height="115%"/>
      <style:text-properties fo:font-size="11pt" fo:language="en" fo:country="none" style:font-size-asian="11pt" style:font-size-complex="11pt"/>
    </style:style>
    <style:style style:name="P6" style:family="paragraph" style:parent-style-name="Standard">
      <style:paragraph-properties fo:margin-top="0in" fo:margin-bottom="0.139in" fo:line-height="115%"/>
    </style:style>
    <style:style style:name="T1" style:family="text">
      <style:text-properties fo:font-size="11pt" fo:language="en" fo:country="none" style:font-size-asian="11pt" style:font-size-complex="11pt"/>
    </style:style>
    <style:style style:name="T2" style:family="text"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T3" style:family="text">
      <style:text-properties fo:font-size="11pt" fo:language="en" fo:country="none" fo:font-weight="normal" style:font-size-asian="11pt" style:font-weight-asian="normal" style:font-size-complex="11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UCANA - LOGIN AND PROFILES</text:p>
      <text:p text:style-name="P1">VISION </text:p>
      <text:p text:style-name="P6"><text:span text:style-name="T1">To build and commission a system which </text:span><text:span text:style-name="T3">allows users </text:span><text:span text:style-name="T2">to securily register,</text:span><text:span text:style-name="T3"> </text:span><text:span text:style-name="T2">setup their profile</text:span><text:span text:style-name="T3"> and </text:span><text:span text:style-name="T2">subscribe to communities of thier choice</text:span></text:p>
      <text:p text:style-name="P6"><text:span text:style-name="T1">SCOPE : <text:s/></text:span></text:p>
      <text:p text:style-name="P2"><text:tab/>1. Authentication and authorization</text:p>
      <text:p text:style-name="P2"><text:tab/>2. User profile and community preferences</text:p>
      <text:p text:style-name="P2"/>
      <text:p text:style-name="P2">GOALS :</text:p>
      <text:p text:style-name="P2"><text:tab/>1. Manage user login and access.</text:p>
      <text:p text:style-name="P2"><text:tab/>2. Manage user profile and community preferences </text:p>
      <text:p text:style-name="P2"/>
      <text:p text:style-name="P2">ACTORS :</text:p>
      <text:p text:style-name="P2"><text:tab/>1. <text:s text:c="3"/>Community Users / Moderators </text:p>
      <text:p text:style-name="P2"><text:tab/>2. <text:s text:c="3"/>General Users</text:p>
      <text:list xml:id="list4659881102012697681" text:style-name="L1">
        <text:list-item>
          <text:list>
            <text:list-item>
              <text:list>
                <text:list-item>
                  <text:p text:style-name="P5">Sales Team</text:p>
                </text:list-item>
                <text:list-item>
                  <text:p text:style-name="P5">Marketing Team</text:p>
                </text:list-item>
                <text:list-item>
                  <text:p text:style-name="P5">Admin</text:p>
                </text:list-item>
              </text:list>
            </text:list-item>
          </text:list>
        </text:list-item>
      </text:list>
      <text:p text:style-name="P2"/>
      <text:p text:style-name="P2">FEATURES :</text:p>
      <text:p text:style-name="P2"><text:tab/>1. Ability to successfully register and log in.</text:p>
      <text:p text:style-name="P2"><text:tab/>2. Ability to change / reset password </text:p>
      <text:p text:style-name="P2"><text:tab/>3. Ability to setup profile details like full name, address, public email address, phone number, fax and profile picture.</text:p>
      <text:p text:style-name="P2"><text:tab/>4. Abiltiy to delete a profile ( by user himself or by the system )</text:p>
      <text:p text:style-name="P2"/>
      <text:p text:style-name="P2"><text:soft-page-break/><text:tab/>5. Abiltiy to control access to various screens of anucana system</text:p>
      <text:p text:style-name="P2"><text:tab/>6. Abiltiy to grant and revoke priviledges to users.</text:p>
      <text:p text:style-name="P2"><text:tab/>7. Abiltiy to search a community of interest</text:p>
      <text:p text:style-name="P2"><text:tab/>8. Abiltiy to see the preview of community and subscribe to i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" style:font-family-generic="swiss"/>
    <style:font-face style:name="Calibri" svg:font-family="Calibri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Calibri" style:font-size-asian="12pt" style:language-asian="zh" style:country-asian="CN" style:font-name-complex="Calib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Calibri" fo:font-size="12pt" fo:language="en" fo:country="GB" style:letter-kerning="true" style:font-name-asian="Calibri" style:font-size-asian="12pt" style:language-asian="en" style:country-asian="GB" style:font-name-complex="Calibri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use-window-font-color="true" style:font-name="Arial1" fo:font-size="14pt" fo:language="en" fo:country="US" style:letter-kerning="true" style:font-name-asian="Mangal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style:use-window-font-color="true" style:font-name="Calibri" fo:font-size="12pt" fo:language="en" fo:country="US" style:letter-kerning="true" style:font-name-asian="Calibri" style:font-size-asian="12pt" style:language-asian="zh" style:country-asian="CN" style:font-name-complex="Calibri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asian="Mangal1"/>
    </style:style>
    <style:style style:name="Caption" style:family="paragraph" style:parent-style-name="Standard" style:class="extra">
      <style:paragraph-properties fo:margin-top="0.0835in" fo:margin-bottom="0.0835in" fo:hyphenation-ladder-count="no-limit"/>
      <style:text-properties style:use-window-font-color="true" style:font-name="Calibri" fo:font-size="12pt" fo:language="en" fo:country="US" fo:font-style="italic" style:letter-kerning="true" style:font-name-asian="Mangal1" style:language-asian="zh" style:country-asian="CN" style:font-style-asian="italic" style:font-name-complex="Calibri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Calibri" fo:font-size="12pt" fo:language="en" fo:country="US" style:letter-kerning="true" style:font-name-asian="Mangal1" style:font-size-asian="12pt" style:language-asian="zh" style:country-asian="CN" style:font-name-complex="Calibri" fo:hyphenate="false" fo:hyphenation-remain-char-count="2" fo:hyphenation-push-char-count="2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8T02:36:21.59</dc:date>
    <dc:creator>Arvind Srivastava</dc:creator>
    <meta:generator>OpenOffice/4.0.1$Win32 OpenOffice.org_project/401m5$Build-9714</meta:generator>
    <meta:editing-duration>PT49M13S</meta:editing-duration>
    <meta:editing-cycles>19</meta:editing-cycles>
    <meta:document-statistic meta:table-count="0" meta:image-count="0" meta:object-count="0" meta:page-count="2" meta:paragraph-count="24" meta:word-count="164" meta:character-count="964"/>
  </office:meta>
</office:document-meta>
</file>